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0:['null'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:['accessories']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k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:['bracelet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:['earrings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8:['gloves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9:['necklace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4:['ring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1:['skin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4:['socks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6:['wallet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7:['watch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:['bag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3:['purse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:['belt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3:['intimate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:['jeans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7:['leggings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0:['panties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1:['pants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0:['shorts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5:['stockings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3:['tights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:['blazer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:['blouse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:['bodysuit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:['bra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:['cape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:['cardigan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3:['coat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2:['hoodie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:['jacket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6:['jumper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7:['scarf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8:['shirt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6:['suit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8:['sweater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9:['sweatshirt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:['swimwear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1:['t-shirt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2:['tie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4:['top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5:['vest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:['boots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2:['clogs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:['flats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:['heels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8:['loafers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2:['pumps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6:['sandals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9:['shoes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3:['sneakers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8:['wedges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4:['dress'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k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5:['romper'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k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2:['skirt'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ki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:['glasses'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ass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7:['sunglasses'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ass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9:['hair'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:['hat'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t</text:p>
          </table:table-cell>
          <table:table-cell table:number-columns-repeated="102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5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7T09:48:18.000241609</meta:creation-date>
    <dc:date>2022-06-07T11:09:11.130028587</dc:date>
    <meta:editing-duration>PT19M40S</meta:editing-duration>
    <meta:editing-cycles>3</meta:editing-cycles>
    <meta:generator>LibreOffice/6.0.7.3$Linux_X86_64 LibreOffice_project/00m0$Build-3</meta:generator>
    <meta:document-statistic meta:table-count="1" meta:cell-count="177" meta:object-count="0"/>
  </office:meta>
</office:document-meta>
</file>